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26e8a" officeooo:paragraph-rsid="0013aab8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13aab8"/>
    </style:style>
    <style:style style:name="P3" style:family="paragraph" style:parent-style-name="Header">
      <style:paragraph-properties fo:break-before="page"/>
      <style:text-properties officeooo:rsid="0022c9bc" officeooo:paragraph-rsid="0013aab8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4c1f1" officeooo:paragraph-rsid="0014c1f1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198c55" officeooo:paragraph-rsid="00198c55"/>
    </style:style>
    <style:style style:name="T1" style:family="text">
      <style:text-properties officeooo:rsid="0023544e"/>
    </style:style>
    <style:style style:name="T2" style:family="text">
      <style:text-properties officeooo:rsid="00198c55"/>
    </style:style>
    <style:style style:name="T3" style:family="text">
      <style:text-properties fo:font-style="italic" style:font-style-asian="italic" style:font-style-complex="italic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int Retrospective du sprint-<text:span text:style-name="T2">3</text:span></text:p>
      <text:p text:style-name="P4"/>
      <text:p text:style-name="P5">Du fait de nos incompatibilités horaires, nous sommes obligés de travailler de visu uniquement pendant les heures de cours dédiées au projet.</text:p>
      <text:p text:style-name="P5"/>
      <text:p text:style-name="P5">Après vérification de la méthodologie <text:span text:style-name="T3">scrum</text:span>, nous avons détecté un manquement sur la forme et le contenu des documents <text:span text:style-name="T3">scrum</text:span>. Une rectification a été nécessaire à l’occasion du rapport intermédiaire. Notamment, nous nous sommes rendu compte que les <text:span text:style-name="T3">sprint backlog</text:span> n’étaient pas conformes à la méthodologie <text:span text:style-name="T3">scrum</text:span>. Par conséquent, cette erreur d’appréciation nous a amené à sous-évaluer notre capacité de travail ce qui a résulté en une accumulation de retard pour le reste du projet, mettant celui-ci en pér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13aab8"/>
    </style:style>
    <style:style style:name="MP2" style:family="paragraph" style:parent-style-name="Header">
      <style:paragraph-properties fo:break-before="page"/>
      <style:text-properties officeooo:rsid="0022c9bc" officeooo:paragraph-rsid="0013aab8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13aab8"/>
    </style:style>
    <style:style style:name="MT1" style:family="text">
      <style:text-properties officeooo:rsid="0023544e"/>
    </style:style>
    <style:style style:name="MT2" style:family="text">
      <style:text-properties officeooo:rsid="00198c55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14/03</text:span>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09:07.037728314</meta:creation-date>
    <meta:generator>LibreOffice/6.0.2.1$Windows_X86_64 LibreOffice_project/f7f06a8f319e4b62f9bc5095aa112a65d2f3ac89</meta:generator>
    <dc:date>2019-03-14T16:40:26.926000000</dc:date>
    <meta:editing-duration>PT13M26S</meta:editing-duration>
    <meta:editing-cycles>6</meta:editing-cycles>
    <meta:document-statistic meta:table-count="0" meta:image-count="0" meta:object-count="0" meta:page-count="1" meta:paragraph-count="6" meta:word-count="112" meta:character-count="730" meta:non-whitespace-character-count="624"/>
  </office:meta>
</office:document-meta>
</file>